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size="12pt" fo:language="en" fo:country="US" style:font-size-asian="12pt" style:language-asian="zh" style:country-asian="CN" style:font-name-complex="Times New Roman" style:language-complex="hi" style:country-complex="IN"/>
    </style:style>
    <style:style style:name="T1" style:family="text">
      <style:text-properties fo:font-size="12pt" style:font-size-asian="12pt" style:language-asian="zh" style:country-asian="CN" style:font-name-complex="Times New Roman" style:language-complex="hi" style:country-complex="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1">It is my pleasure to send in this manuscript entitled “An Open Source Data Storage and Visualization Backend for Experimental Data” for submission as an original research article in the Journal of Laboratory Automation. The article describes a public implementation of a data logging and presentation system based on open source technologies. This highly modular system can be configured to log both continuous and specific data from many different setups to a central SQL server, thereby easing backup and making the entire system resilient to single equipment breakdown. The data is additionally made available from a website, which makes day to day comparisons very easy and fosters collaboration. Furthermore, the ability to easily log continuous data, e.g. system health data, and to easily work with this data, creates additional equipment security and creates extra possibilities for the way that people at our lab work. Possibilities that would not otherwise have been available. This way in which this solution adds value to the group is described in three cases in the manuscript.</text:p>
      <text:p text:style-name="P1"/>
      <text:p text:style-name="P1">Please notice that the content described in this manuscript has not been submitted to a peer reviewed journal before.</text:p>
      <text:p text:style-name="P1"/>
      <text:p text:style-name="P1">For the scientific community this manuscript describes how open source software can be used to implement elegant solutions to data handling that provides both easy data security, additional functionality and improves the environment for collaboration. Furthermore, besides the design, we also supply an example implementation available on-line for other groups to study or use.</text:p>
      <text:p text:style-name="P1"/>
      <text:p text:style-name="P1">The work has been performed at the department of physics at the Technical University of Denmark in the Center for Individual Nanoparticle Functionality (CINF). <text:s/>The work was performed by Ph.D.s Kenneth Nielsen, Thomas Andersen and Robert Jensen while doing their respective Ph.D. Projects under the supervision of professors <text:span text:style-name="T1">Jane Hvolbæk Nielsen and Ib Chorkendorff.</text:span></text:p>
      <text:p text:style-name="P1"/>
      <text:p text:style-name="P1">The corresponding author for this manuscript should be professor <text:span text:style-name="T1">Ib Chorkendorff at Center for Individual Nanoparticle Functionality (CINF), Department of Physics, Technical University of Denmark, 2800 Kgs. Lyngby, Denmark. E-mail: </text:span><text:a xlink:type="simple" xlink:href="mailto:ibchork@fysik.dtu.dk">ibchork@fysik.dtu.dk</text:a><text:span text:style-name="T1">; Fax: +45 4593 2399.</text:span></text:p>
      <text:p text:style-name="P2"/>
      <text:p text:style-name="P2">The submission package consist of the manuscript in the file “paper.doc” and three figures in the files “Nielsen_Figure_1.eps”, “Nielsen_Figure_2.eps” and “Nielsen_Figure_3.eps”.</text:p>
      <text:p text:style-name="P1"/>
      <text:p text:style-name="P1">On behalf of the co-authors.</text:p>
      <text:p text:style-name="P1">Kenneth Niel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neth Nielsen</meta:initial-creator>
    <meta:creation-date>2013-04-07T12:18:12</meta:creation-date>
    <meta:generator>LibreOffice/3.5$Linux_x86 LibreOffice_project/350m1$Build-2</meta:generator>
    <dc:date>2013-05-02T23:10:33</dc:date>
    <dc:creator>Kenneth Nielsen</dc:creator>
    <meta:editing-duration>PT3H54M1S</meta:editing-duration>
    <meta:editing-cycles>12</meta:editing-cycles>
    <meta:document-statistic meta:table-count="0" meta:image-count="0" meta:object-count="0" meta:page-count="1" meta:paragraph-count="9" meta:word-count="363" meta:character-count="2456" meta:non-whitespace-character-count="2101"/>
  </office:meta>
</office:document-meta>
</file>